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Aufgabe 1:</text:p>
          </table:table-cell>
          <table:table-cell/>
          <table:table-cell office:value-type="string" calcext:value-type="string">
            <text:p>Größenordnung</text:p>
          </table:table-cell>
          <table:table-cell office:value-type="string" calcext:value-type="string">
            <text:p>Masse in amu</text:p>
          </table:table-cell>
          <table:table-cell office:value-type="string" calcext:value-type="string">
            <text:p>Scangeschwindigkeit</text:p>
          </table:table-cell>
          <table:table-cell/>
          <table:table-cell office:value-type="string" calcext:value-type="string">
            <text:p>Skala Zeit</text:p>
          </table:table-cell>
          <table:table-cell office:value-type="string" calcext:value-type="string">
            <text:p>Skala ch1</text:p>
          </table:table-cell>
          <table:table-cell office:value-type="string" calcext:value-type="string">
            <text:p>Skala ch2</text:p>
          </table:table-cell>
          <table:table-cell/>
          <table:table-cell office:value-type="string" calcext:value-type="string">
            <text:p>Bildn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flösungsvermögen</text:p>
          </table:table-cell>
          <table:table-cell table:number-columns-repeated="9"/>
          <table:table-cell office:value-type="string" calcext:value-type="string">
            <text:p>ch1</text:p>
          </table:table-cell>
          <table:table-cell office:value-type="string" calcext:value-type="string">
            <text:p>ch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table:style-name="ce2" office:value-type="string" calcext:value-type="string">
            <text:p>1 – 6</text:p>
          </table:table-cell>
          <table:table-cell office:value-type="string" calcext:value-type="string">
            <text:p>0,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-10" calcext:value-type="float">
            <text:p>-10</text:p>
          </table:table-cell>
          <table:table-cell office:value-type="string" calcext:value-type="string">
            <text:p>25 – 30</text:p>
          </table:table-cell>
          <table:table-cell office:value-type="string" calcext:value-type="string">
            <text:p>0,1</text:p>
          </table:table-cell>
          <table:table-cell table:number-columns-repeated="6"/>
          <table:table-cell office:value-type="float" office:value="481725" calcext:value-type="float">
            <text:p>481725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ntergrundspektrum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1 – 50</text:p>
          </table:table-cell>
          <table:table-cell office:value-type="string" calcext:value-type="string">
            <text:p>0,1</text:p>
          </table:table-cell>
          <table:table-cell table:number-columns-repeated="6"/>
          <table:table-cell office:value-type="float" office:value="483349" calcext:value-type="float">
            <text:p>483349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2: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491027" calcext:value-type="float">
            <text:p>491027</text:p>
          </table:table-cell>
          <table:table-cell office:value-type="float" office:value="491051" calcext:value-type="float">
            <text:p>491051</text:p>
          </table:table-cell>
          <table:table-cell/>
          <table:table-cell office:value-type="string" calcext:value-type="string">
            <text:p>5V dazuaddieren, Oszi zeigt 60 statt 65V an</text:p>
          </table:table-cell>
        </table:table-row>
        <table:table-row table:style-name="ro1"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10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491700" calcext:value-type="float">
            <text:p>491700</text:p>
          </table:table-cell>
          <table:table-cell office:value-type="float" office:value="491745" calcext:value-type="float">
            <text:p>49174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3: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493016" calcext:value-type="float">
            <text:p>493016</text:p>
          </table:table-cell>
          <table:table-cell office:value-type="float" office:value="492957" calcext:value-type="float">
            <text:p>4929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5s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1V</text:p>
          </table:table-cell>
          <table:table-cell/>
          <table:table-cell office:value-type="float" office:value="493433" calcext:value-type="float">
            <text:p>493433</text:p>
          </table:table-cell>
          <table:table-cell office:value-type="float" office:value="493446" calcext:value-type="float">
            <text:p>493446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Aufgabe 4: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4:57:51.378037184</meta:creation-date>
    <dc:date>2017-11-12T15:12:48.146017895</dc:date>
    <meta:editing-duration>PT2M6S</meta:editing-duration>
    <meta:editing-cycles>1</meta:editing-cycles>
    <meta:document-statistic meta:table-count="1" meta:cell-count="57" meta:object-count="0"/>
    <meta:generator>LibreOffice/5.4.2.2.0$Linux_X86_64 LibreOffice_project/40m0$Build-2</meta:generator>
  </office:meta>
</office:document-meta>
</file>